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nth.xml" manifest:media-type="text/xml"/>
  <manifest:file-entry manifest:full-path="Basic/Standard/week.xml" manifest:media-type="text/xml"/>
  <manifest:file-entry manifest:full-path="Basic/Standard/filled_head.xml" manifest:media-type="text/xml"/>
  <manifest:file-entry manifest:full-path="Basic/Standard/head.xml" manifest:media-type="text/xml"/>
  <manifest:file-entry manifest:full-path="Basic/Standard/mi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1.6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color="#355269"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3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fo:color="#000000" style:font-name="Calibri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ext-properties fo:color="#355269" style:font-name="Times New Roman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ee7e5" style:text-align-source="fix" style:repeat-content="false" fo:wrap-option="wrap" fo:border="0.06pt solid #666666" style:vertical-align="middle"/>
      <style:paragraph-properties fo:text-align="center" fo:margin-left="0cm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Январь</text:p>
          </table:table-cell>
          <table:table-cell office:value-type="string" calcext:value-type="string">
            <text:p>Понедельник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Февраль</text:p>
          </table:table-cell>
          <table:table-cell office:value-type="string" calcext:value-type="string">
            <text:p>вторник</text:p>
          </table:table-cell>
          <table:table-cell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Март</text:p>
          </table:table-cell>
          <table:table-cell office:value-type="string" calcext:value-type="string">
            <text:p>среда</text:p>
          </table:table-cell>
          <table:table-cell table:number-columns-repeated="2"/>
          <table:table-cell table:style-name="ce4" table:formula="of:=MIN([.D1:.E2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Апрель</text:p>
          </table:table-cell>
          <table:table-cell office:value-type="string" calcext:value-type="string">
            <text:p>четверг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Май</text:p>
          </table:table-cell>
          <table:table-cell office:value-type="string" calcext:value-type="string">
            <text:p>пятница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Июнь</text:p>
          </table:table-cell>
          <table:table-cell office:value-type="string" calcext:value-type="string">
            <text:p>суббота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Июль</text:p>
          </table:table-cell>
          <table:table-cell office:value-type="string" calcext:value-type="string">
            <text:p>воскресенье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вгуст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Сентябр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Октябр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Ноябр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Декабрь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верка" table:style-name="ta1">
        <table:table-column table:style-name="co2" table:default-cell-style-name="ce5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3">
          <table:table-cell office:value-type="string" calcext:value-type="string">
            <text:p>Январь</text:p>
          </table:table-cell>
          <table:table-cell office:value-type="string" calcext:value-type="string">
            <text:p>Понедельник</text:p>
          </table:table-cell>
          <table:table-cell/>
          <table:table-cell table:style-name="ce6" office:value-type="float" office:value="66" calcext:value-type="float">
            <text:p>66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Номер</text:p>
          </table:table-cell>
          <table:table-cell table:style-name="ce7" office:value-type="string" calcext:value-type="string">
            <text:p>Название</text:p>
          </table:table-cell>
          <table:table-cell table:style-name="ce7" office:value-type="string" calcext:value-type="string">
            <text:p>Дата</text:p>
          </table:table-cell>
          <table:table-cell table:style-name="ce7" office:value-type="string" calcext:value-type="string">
            <text:p>Количество</text:p>
          </table:table-cell>
          <table:table-cell/>
          <table:table-cell table:style-name="ce8" office:value-type="string" calcext:value-type="string">
            <text:p>Дата</text:p>
          </table:table-cell>
          <table:table-cell table:style-name="ce8" office:value-type="string" calcext:value-type="string">
            <text:p>Название</text:p>
          </table:table-cell>
          <table:table-cell table:style-name="ce8" office:value-type="string" calcext:value-type="string">
            <text:p>К-во</text:p>
          </table:table-cell>
          <table:table-cell table:style-name="ce8" office:value-type="string" calcext:value-type="string">
            <text:p>Цена</text:p>
          </table:table-cell>
          <table:table-cell table:style-name="ce8" office:value-type="string" calcext:value-type="string">
            <text:p>Сумма</text:p>
          </table:table-cell>
        </table:table-row>
        <table:table-row table:style-name="ro3">
          <table:table-cell office:value-type="string" calcext:value-type="string">
            <text:p>Февраль</text:p>
          </table:table-cell>
          <table:table-cell office:value-type="string" calcext:value-type="string">
            <text:p>вторник</text:p>
          </table:table-cell>
          <table:table-cell/>
          <table:table-cell table:style-name="ce6" office:value-type="float" office:value="5555" calcext:value-type="float">
            <text:p>555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Март</text:p>
          </table:table-cell>
          <table:table-cell office:value-type="string" calcext:value-type="string">
            <text:p>среда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Апрель</text:p>
          </table:table-cell>
          <table:table-cell office:value-type="string" calcext:value-type="string">
            <text:p>четверг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Май</text:p>
          </table:table-cell>
          <table:table-cell office:value-type="string" calcext:value-type="string">
            <text:p>пятница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Июнь</text:p>
          </table:table-cell>
          <table:table-cell office:value-type="string" calcext:value-type="string">
            <text:p>суббота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Июль</text:p>
          </table:table-cell>
          <table:table-cell office:value-type="string" calcext:value-type="string">
            <text:p>воскресенье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Август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Сентябрь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Октябрь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Ноябрь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Декабрь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.00.0000</text:date>, <text:time style:data-style-name="N2" text:time-value="23:47:23.960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23:17:40.195000000</meta:creation-date>
    <meta:editing-cycles>4</meta:editing-cycles>
    <meta:editing-duration>PT10M56S</meta:editing-duration>
    <dc:date>2022-03-19T01:59:29.738000000</dc:date>
    <meta:generator>LibreOffice/7.2.2.2$Windows_X86_64 LibreOffice_project/02b2acce88a210515b4a5bb2e46cbfb63fe97d56</meta:generator>
    <meta:document-statistic meta:table-count="2" meta:cell-count="56" meta:object-count="0"/>
  </office:meta>
</office:document-meta>
</file>

<file path=Basic/Standard/filled_head.xml><?xml version="1.0" encoding="utf-8"?>
<!DOCTYPE module  PUBLIC '-//OpenOffice.org//DTD OfficeDocument 1.0//EN'  'module.dtd'>
<script:module xmlns:script="http://openoffice.org/2000/script" script:name="filled_head" script:language="StarBasic" script:moduleType="normal">REM  *****  BASIC  *****

sub filled_hea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I$1:$M$1"

dispatcher.executeDispatch(document, ".uno:GoToCell", "", 0, args1())

rem ----------------------------------------------------------------------
dim args2(0) as new com.sun.star.beans.PropertyValue
args2(0).Name = "HorizontalAlignment"
args2(0).Value = com.sun.star.table.CellHoriJustify.CENTER

dispatcher.executeDispatch(document, ".uno:HorizontalAlignment", "", 0, args2())

rem ----------------------------------------------------------------------
dim args3(0) as new com.sun.star.beans.PropertyValue
args3(0).Name = "WrapText"
args3(0).Value = true

dispatcher.executeDispatch(document, ".uno:WrapText", "", 0, args3())

rem ----------------------------------------------------------------------
dim args4(0) as new com.sun.star.beans.PropertyValue
args4(0).Name = "VerticalAlignment"
args4(0).Value = 2

dispatcher.executeDispatch(document, ".uno:VerticalAlignment", "", 0, args4())

rem ----------------------------------------------------------------------
dim args5(12) as new com.sun.star.beans.PropertyValue
args5(0).Name = "OuterBorder.LeftBorder"
args5(0).Value = Array(0,0,2,0,0,2)
args5(1).Name = "OuterBorder.LeftDistance"
args5(1).Value = 0
args5(2).Name = "OuterBorder.RightBorder"
args5(2).Value = Array(0,0,2,0,0,2)
args5(3).Name = "OuterBorder.RightDistance"
args5(3).Value = 0
args5(4).Name = "OuterBorder.TopBorder"
args5(4).Value = Array(0,0,2,0,0,2)
args5(5).Name = "OuterBorder.TopDistance"
args5(5).Value = 0
args5(6).Name = "OuterBorder.BottomBorder"
args5(6).Value = Array(0,0,2,0,0,2)
args5(7).Name = "OuterBorder.BottomDistance"
args5(7).Value = 0
args5(8).Name = "InnerBorder.Horizontal"
args5(8).Value = Array(0,0,2,0,0,2)
args5(9).Name = "InnerBorder.Vertical"
args5(9).Value = Array(0,0,2,0,0,2)
args5(10).Name = "InnerBorder.Flags"
args5(10).Value = 0
args5(11).Name = "InnerBorder.ValidFlags"
args5(11).Value = 127
args5(12).Name = "InnerBorder.DefaultDistance"
args5(12).Value = 0

dispatcher.executeDispatch(document, ".uno:SetBorderStyle", "", 0, args5())

rem ----------------------------------------------------------------------
dim args6(0) as new com.sun.star.beans.PropertyValue
args6(0).Name = "FrameLineColor"
args6(0).Value = 6710886

dispatcher.executeDispatch(document, ".uno:FrameLineColor", "", 0, args6())

rem ----------------------------------------------------------------------
dim args7(12) as new com.sun.star.beans.PropertyValue
args7(0).Name = "OuterBorder.LeftBorder"
args7(0).Value = Array(0,0,2,0,0,2)
args7(1).Name = "OuterBorder.LeftDistance"
args7(1).Value = 0
args7(2).Name = "OuterBorder.RightBorder"
args7(2).Value = Array(0,0,2,0,0,2)
args7(3).Name = "OuterBorder.RightDistance"
args7(3).Value = 0
args7(4).Name = "OuterBorder.TopBorder"
args7(4).Value = Array(0,0,2,0,0,2)
args7(5).Name = "OuterBorder.TopDistance"
args7(5).Value = 0
args7(6).Name = "OuterBorder.BottomBorder"
args7(6).Value = Array(0,0,2,0,0,2)
args7(7).Name = "OuterBorder.BottomDistance"
args7(7).Value = 0
args7(8).Name = "InnerBorder.Horizontal"
args7(8).Value = Array(0,0,2,0,0,2)
args7(9).Name = "InnerBorder.Vertical"
args7(9).Value = Array(0,0,2,0,0,2)
args7(10).Name = "InnerBorder.Flags"
args7(10).Value = 0
args7(11).Name = "InnerBorder.ValidFlags"
args7(11).Value = 127
args7(12).Name = "InnerBorder.DefaultDistance"
args7(12).Value = 0

dispatcher.executeDispatch(document, ".uno:SetBorderStyle", "", 0, args7())

rem ----------------------------------------------------------------------
dim args8(0) as new com.sun.star.beans.PropertyValue
args8(0).Name = "BackgroundColor"
args8(0).Value = 14608357

dispatcher.executeDispatch(document, ".uno:BackgroundColor", "", 0, args8())

rem ----------------------------------------------------------------------
dim args9(0) as new com.sun.star.beans.PropertyValue
args9(0).Name = "ToPoint"
args9(0).Value = "$I$1"

dispatcher.executeDispatch(document, ".uno:GoToCell", "", 0, args9())

rem ----------------------------------------------------------------------
rem dispatcher.executeDispatch(document, ".uno:SelectAll", "", 0, Array())

rem ----------------------------------------------------------------------
dim args11(0) as new com.sun.star.beans.PropertyValue
args11(0).Name = "StringName"
args11(0).Value = "Дата"

dispatcher.executeDispatch(document, ".uno:EnterString", "", 0, args11())

rem ----------------------------------------------------------------------
dim args12(0) as new com.sun.star.beans.PropertyValue
args12(0).Name = "ToPoint"
args12(0).Value = "$J$1"

dispatcher.executeDispatch(document, ".uno:GoToCell", "", 0, args12())

rem ----------------------------------------------------------------------
dim args13(0) as new com.sun.star.beans.PropertyValue
args13(0).Name = "StringName"
args13(0).Value = "Название"

dispatcher.executeDispatch(document, ".uno:EnterString", "", 0, args13())

rem ----------------------------------------------------------------------
dim args14(0) as new com.sun.star.beans.PropertyValue
args14(0).Name = "ToPoint"
args14(0).Value = "$K$1"

dispatcher.executeDispatch(document, ".uno:GoToCell", "", 0, args14())

rem ----------------------------------------------------------------------
dim args15(0) as new com.sun.star.beans.PropertyValue
args15(0).Name = "StringName"
args15(0).Value = "К-во"

dispatcher.executeDispatch(document, ".uno:EnterString", "", 0, args15())

rem ----------------------------------------------------------------------
dim args16(0) as new com.sun.star.beans.PropertyValue
args16(0).Name = "ToPoint"
args16(0).Value = "$L$1"

dispatcher.executeDispatch(document, ".uno:GoToCell", "", 0, args16())

rem ----------------------------------------------------------------------
dim args17(0) as new com.sun.star.beans.PropertyValue
args17(0).Name = "StringName"
args17(0).Value = "Сумма"

dispatcher.executeDispatch(document, ".uno:EnterString", "", 0, args17())

rem ----------------------------------------------------------------------
dim args18(0) as new com.sun.star.beans.PropertyValue
args18(0).Name = "ToPoint"
args18(0).Value = "$M$1"

dispatcher.executeDispatch(document, ".uno:GoToCell", "", 0, args18())

rem ----------------------------------------------------------------------
dim args19(0) as new com.sun.star.beans.PropertyValue
args19(0).Name = "ToPoint"
args19(0).Value = "$L$1"

dispatcher.executeDispatch(document, ".uno:GoToCell", "", 0, args19())

rem ----------------------------------------------------------------------
rem dispatcher.executeDispatch(document, ".uno:SelectAll", "", 0, Array())

rem ----------------------------------------------------------------------
dim args21(0) as new com.sun.star.beans.PropertyValue
args21(0).Name = "StringName"
args21(0).Value = "Цена"

dispatcher.executeDispatch(document, ".uno:EnterString", "", 0, args21())

rem ----------------------------------------------------------------------
dim args22(0) as new com.sun.star.beans.PropertyValue
args22(0).Name = "ToPoint"
args22(0).Value = "$M$1"

dispatcher.executeDispatch(document, ".uno:GoToCell", "", 0, args22())

rem ----------------------------------------------------------------------
dim args23(0) as new com.sun.star.beans.PropertyValue
args23(0).Name = "StringName"
args23(0).Value = "Сумма"

dispatcher.executeDispatch(document, ".uno:EnterString", "", 0, args23())

rem ----------------------------------------------------------------------
dim args24(0) as new com.sun.star.beans.PropertyValue
args24(0).Name = "ToPoint"
args24(0).Value = "$M$1"

dispatcher.executeDispatch(document, ".uno:GoToCell", "", 0, args24())

rem ----------------------------------------------------------------------
dim args25(0) as new com.sun.star.beans.PropertyValue
args25(0).Name = "ToPoint"
args25(0).Value = "$I$1"

dispatcher.executeDispatch(document, ".uno:GoToCell", "", 0, args25())

rem ----------------------------------------------------------------------
dim args26(0) as new com.sun.star.beans.PropertyValue
args26(0).Name = "ToPoint"
args26(0).Value = "$I$2"

dispatcher.executeDispatch(document, ".uno:GoToCell", "", 0, args26())


end sub
</script:module>
</file>

<file path=Basic/Standard/head.xml><?xml version="1.0" encoding="utf-8"?>
<!DOCTYPE module  PUBLIC '-//OpenOffice.org//DTD OfficeDocument 1.0//EN'  'module.dtd'>
<script:module xmlns:script="http://openoffice.org/2000/script" script:name="head" script:language="StarBasic" script:moduleType="normal">REM  *****  BASIC  *****

sub hea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1:$G$1"

dispatcher.executeDispatch(document, ".uno:GoToCell", "", 0, args1())

rem ----------------------------------------------------------------------
dim args2(0) as new com.sun.star.beans.PropertyValue
args2(0).Name = "HorizontalAlignment"
args2(0).Value = com.sun.star.table.CellHoriJustify.CENTER

dispatcher.executeDispatch(document, ".uno:HorizontalAlignment", "", 0, args2())

rem ----------------------------------------------------------------------
dim args3(0) as new com.sun.star.beans.PropertyValue
args3(0).Name = "WrapText"
args3(0).Value = true

dispatcher.executeDispatch(document, ".uno:WrapText", "", 0, args3())

rem ----------------------------------------------------------------------
dim args4(4) as new com.sun.star.beans.PropertyValue
args4(0).Name = "CharFontName.StyleName"
args4(0).Value = ""
args4(1).Name = "CharFontName.Pitch"
args4(1).Value = 2
args4(2).Name = "CharFontName.CharSet"
args4(2).Value = 0
args4(3).Name = "CharFontName.Family"
args4(3).Value = 5
args4(4).Name = "CharFontName.FamilyName"
args4(4).Value = "Arial"

dispatcher.executeDispatch(document, ".uno:CharFontName", "", 0, args4())

rem ----------------------------------------------------------------------
dim args5(4) as new com.sun.star.beans.PropertyValue
args5(0).Name = "CharFontName.StyleName"
args5(0).Value = ""
args5(1).Name = "CharFontName.Pitch"
args5(1).Value = 2
args5(2).Name = "CharFontName.CharSet"
args5(2).Value = 0
args5(3).Name = "CharFontName.Family"
args5(3).Value = 5
args5(4).Name = "CharFontName.FamilyName"
args5(4).Value = "Arial"

dispatcher.executeDispatch(document, ".uno:CharFontName", "", 0, args5())

rem ----------------------------------------------------------------------
dim args6(0) as new com.sun.star.beans.PropertyValue
args6(0).Name = "Bold"
args6(0).Value = true

dispatcher.executeDispatch(document, ".uno:Bold", "", 0, args6())

rem ----------------------------------------------------------------------
dim args7(2) as new com.sun.star.beans.PropertyValue
args7(0).Name = "FontHeight.Height"
args7(0).Value = 10
args7(1).Name = "FontHeight.Prop"
args7(1).Value = 100
args7(2).Name = "FontHeight.Diff"
args7(2).Value = 0

dispatcher.executeDispatch(document, ".uno:FontHeight", "", 0, args7())

rem ----------------------------------------------------------------------
dim args8(0) as new com.sun.star.beans.PropertyValue
args8(0).Name = "Color"
args8(0).Value = -1

dispatcher.executeDispatch(document, ".uno:Color", "", 0, args8())

rem ----------------------------------------------------------------------
dim args9(0) as new com.sun.star.beans.PropertyValue
args9(0).Name = "BackgroundColor"
args9(0).Value = 14608357

dispatcher.executeDispatch(document, ".uno:BackgroundColor", "", 0, args9())

rem ----------------------------------------------------------------------
dim args10(12) as new com.sun.star.beans.PropertyValue
args10(0).Name = "OuterBorder.LeftBorder"
args10(0).Value = Array(0,0,2,0,0,2)
args10(1).Name = "OuterBorder.LeftDistance"
args10(1).Value = 0
args10(2).Name = "OuterBorder.RightBorder"
args10(2).Value = Array(0,0,2,0,0,2)
args10(3).Name = "OuterBorder.RightDistance"
args10(3).Value = 0
args10(4).Name = "OuterBorder.TopBorder"
args10(4).Value = Array(0,0,2,0,0,2)
args10(5).Name = "OuterBorder.TopDistance"
args10(5).Value = 0
args10(6).Name = "OuterBorder.BottomBorder"
args10(6).Value = Array(0,0,2,0,0,2)
args10(7).Name = "OuterBorder.BottomDistance"
args10(7).Value = 0
args10(8).Name = "InnerBorder.Horizontal"
args10(8).Value = Array(0,0,2,0,0,2)
args10(9).Name = "InnerBorder.Vertical"
args10(9).Value = Array(0,0,2,0,0,2)
args10(10).Name = "InnerBorder.Flags"
args10(10).Value = 0
args10(11).Name = "InnerBorder.ValidFlags"
args10(11).Value = 127
args10(12).Name = "InnerBorder.DefaultDistance"
args10(12).Value = 0

dispatcher.executeDispatch(document, ".uno:SetBorderStyle", "", 0, args10())

rem ----------------------------------------------------------------------
dim args11(0) as new com.sun.star.beans.PropertyValue
args11(0).Name = "FrameLineColor"
args11(0).Value = 6710886

dispatcher.executeDispatch(document, ".uno:FrameLineColor", "", 0, args11())


end sub
</script:module>
</file>

<file path=Basic/Standard/min.xml><?xml version="1.0" encoding="utf-8"?>
<!DOCTYPE module  PUBLIC '-//OpenOffice.org//DTD OfficeDocument 1.0//EN'  'module.dtd'>
<script:module xmlns:script="http://openoffice.org/2000/script" script:name="min" script:language="StarBasic" script:moduleType="normal">REM  *****  BASIC  *****



sub m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1:$E$2"

dispatcher.executeDispatch(document, ".uno:GoToCell", "", 0, args1())

rem ----------------------------------------------------------------------
dim args2(0) as new com.sun.star.beans.PropertyValue
args2(0).Name = "ToPoint"
args2(0).Value = "$E$3"

dispatcher.executeDispatch(document, ".uno:GoToCell", "", 0, args2())

rem ----------------------------------------------------------------------
dim args3(0) as new com.sun.star.beans.PropertyValue
args3(0).Name = "ToPoint"
args3(0).Value = "$E$3"

dispatcher.executeDispatch(document, ".uno:GoToCell", "", 0, args3())


end sub
</script:module>
</file>

<file path=Basic/Standard/month.xml><?xml version="1.0" encoding="utf-8"?>
<!DOCTYPE module  PUBLIC '-//OpenOffice.org//DTD OfficeDocument 1.0//EN'  'module.dtd'>
<script:module xmlns:script="http://openoffice.org/2000/script" script:name="month" script:language="StarBasic" script:moduleType="normal">REM  *****  BASIC  *****


sub month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1"

dispatcher.executeDispatch(document, ".uno:GoToCell", "", 0, args1())

rem ----------------------------------------------------------------------
rem dispatcher.executeDispatch(document, ".uno:SelectAll", "", 0, Array())

rem ----------------------------------------------------------------------
dim args3(0) as new com.sun.star.beans.PropertyValue
args3(0).Name = "StringName"
args3(0).Value = "Январь"

dispatcher.executeDispatch(document, ".uno:EnterString", "", 0, args3())

rem ----------------------------------------------------------------------
dim args4(0) as new com.sun.star.beans.PropertyValue
args4(0).Name = "ToPoint"
args4(0).Value = "$A$1"

dispatcher.executeDispatch(document, ".uno:GoToCell", "", 0, args4())

rem ----------------------------------------------------------------------
dim args5(0) as new com.sun.star.beans.PropertyValue
args5(0).Name = "EndCell"
args5(0).Value = "$A$12"

dispatcher.executeDispatch(document, ".uno:AutoFill", "", 0, args5())

rem ----------------------------------------------------------------------
dim args6(0) as new com.sun.star.beans.PropertyValue
args6(0).Name = "ToPoint"
args6(0).Value = "$A$1:$A$12"

dispatcher.executeDispatch(document, ".uno:GoToCell", "", 0, args6())

rem ----------------------------------------------------------------------
dim args7(4) as new com.sun.star.beans.PropertyValue
args7(0).Name = "CharFontName.StyleName"
args7(0).Value = ""
args7(1).Name = "CharFontName.Pitch"
args7(1).Value = 2
args7(2).Name = "CharFontName.CharSet"
args7(2).Value = 0
args7(3).Name = "CharFontName.Family"
args7(3).Value = 3
args7(4).Name = "CharFontName.FamilyName"
args7(4).Value = "Times New Roman"

dispatcher.executeDispatch(document, ".uno:CharFontName", "", 0, args7())

rem ----------------------------------------------------------------------
dim args8(2) as new com.sun.star.beans.PropertyValue
args8(0).Name = "FontHeight.Height"
args8(0).Value = 16
args8(1).Name = "FontHeight.Prop"
args8(1).Value = 100
args8(2).Name = "FontHeight.Diff"
args8(2).Value = 0

dispatcher.executeDispatch(document, ".uno:FontHeight", "", 0, args8())

rem ----------------------------------------------------------------------
dim args9(0) as new com.sun.star.beans.PropertyValue
args9(0).Name = "Bold"
args9(0).Value = true

dispatcher.executeDispatch(document, ".uno:Bold", "", 0, args9())

rem ----------------------------------------------------------------------
dim args10(0) as new com.sun.star.beans.PropertyValue
args10(0).Name = "Color"
args10(0).Value = 3494505

dispatcher.executeDispatch(document, ".uno:Color", "", 0, args10())

rem ----------------------------------------------------------------------
dim args11(0) as new com.sun.star.beans.PropertyValue
args11(0).Name = "ToPoint"
args11(0).Value = "$A$12"

dispatcher.executeDispatch(document, ".uno:GoToCell", "", 0, args11())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nth"/>
  <library:element library:name="week"/>
  <library:element library:name="head"/>
  <library:element library:name="filled_head"/>
  <library:element library:name="min"/>
</library:library>
</file>

<file path=Basic/Standard/week.xml><?xml version="1.0" encoding="utf-8"?>
<!DOCTYPE module  PUBLIC '-//OpenOffice.org//DTD OfficeDocument 1.0//EN'  'module.dtd'>
<script:module xmlns:script="http://openoffice.org/2000/script" script:name="week" script:language="StarBasic" script:moduleType="normal">REM  *****  BASIC  *****

sub 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B$1"

dispatcher.executeDispatch(document, ".uno:GoToCell", "", 0, args1())

rem ----------------------------------------------------------------------
dim args2(0) as new com.sun.star.beans.PropertyValue
args2(0).Name = "StringName"
args2(0).Value = "Понедельник"

dispatcher.executeDispatch(document, ".uno:EnterString", "", 0, args2())

rem ----------------------------------------------------------------------
dim args3(0) as new com.sun.star.beans.PropertyValue
args3(0).Name = "ToPoint"
args3(0).Value = "$B$2"

dispatcher.executeDispatch(document, ".uno:GoToCell", "", 0, args3())

rem ----------------------------------------------------------------------
dim args4(0) as new com.sun.star.beans.PropertyValue
args4(0).Name = "ToPoint"
args4(0).Value = "$B$1"

dispatcher.executeDispatch(document, ".uno:GoToCell", "", 0, args4())

rem ----------------------------------------------------------------------
dim args5(0) as new com.sun.star.beans.PropertyValue
args5(0).Name = "EndCell"
args5(0).Value = "$B$7"

dispatcher.executeDispatch(document, ".uno:AutoFill", "", 0, args5())

rem ----------------------------------------------------------------------
dim args6(0) as new com.sun.star.beans.PropertyValue
args6(0).Name = "ToPoint"
args6(0).Value = "$B$1:$B$7"

dispatcher.executeDispatch(document, ".uno:GoToCell", "", 0, args6())
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